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11in"/>
    </style:style>
    <style:style style:name="co3" style:family="table-column">
      <style:table-column-properties fo:break-before="auto" style:column-width="1.7252in"/>
    </style:style>
    <style:style style:name="co4" style:family="table-column">
      <style:table-column-properties fo:break-before="auto" style:column-width="0.5929in"/>
    </style:style>
    <style:style style:name="co5" style:family="table-column">
      <style:table-column-properties fo:break-before="auto" style:column-width="1.2425in"/>
    </style:style>
    <style:style style:name="co6" style:family="table-column">
      <style:table-column-properties fo:break-before="auto" style:column-width="1.5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L</text:p>
          </table:table-cell>
          <table:table-cell table:style-name="ce3" office:value-type="float" office:value="0.000000000005" calcext:value-type="float">
            <text:p>5.00E-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N</text:p>
          </table:table-cell>
          <table:table-cell table:style-name="ce3" office:value-type="float" office:value="508" calcext:value-type="float">
            <text:p>5.08E+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JP</text:p>
          </table:table-cell>
          <table:table-cell table:style-name="ce3" office:value-type="float" office:value="224" calcext:value-type="float">
            <text:p>2.24E+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min</text:p>
          </table:table-cell>
          <table:table-cell table:style-name="ce3" office:value-type="float" office:value="0.0000002" calcext:value-type="float">
            <text:p>2.00E-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X</text:p>
          </table:table-cell>
          <table:table-cell table:style-name="ce3" office:value-type="float" office:value="0.00841" calcext:value-type="float">
            <text:p>8.41E-0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GSO_ort</text:p>
          </table:table-cell>
          <table:table-cell table:style-name="ce3" office:value-type="float" office:value="0.000000000719" calcext:value-type="float">
            <text:p>7.19E-1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N</text:p>
          </table:table-cell>
          <table:table-cell table:style-name="ce3" office:value-type="float" office:value="0.0000005" calcext:value-type="float">
            <text:p>5.00E-0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p_first</text:p>
          </table:table-cell>
          <table:table-cell table:style-name="ce3" office:value-type="float" office:value="0.00000075" calcext:value-type="float">
            <text:p>7.50E-07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3" table:number-rows-spanned="1">
            <text:p>All values in nm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p/Wn</text:p>
          </table:table-cell>
          <table:table-cell table:style-name="ce1" table:number-columns-repeated="2"/>
          <table:table-cell table:style-name="ce1" office:value-type="string" calcext:value-type="string">
            <text:p>Wn</text:p>
          </table:table-cell>
          <table:table-cell table:style-name="ce1" office:value-type="string" calcext:value-type="string">
            <text:p>Wp</text:p>
          </table:table-cell>
          <table:table-cell/>
          <table:table-cell table:style-name="ce1" office:value-type="string" calcext:value-type="string">
            <text:p>TPHL</text:p>
          </table:table-cell>
          <table:table-cell table:style-name="ce1" office:value-type="string" calcext:value-type="string">
            <text:p>TPLH</text:p>
          </table:table-cell>
          <table:table-cell table:style-name="ce1" office:value-type="string" calcext:value-type="string">
            <text:p>L</text:p>
          </table:table-cell>
        </table:table-row>
        <table:table-row table:style-name="ro1">
          <table:table-cell/>
          <table:table-cell table:style-name="ce2" table:formula="of:=LN([.C2]/((1+SQRT([.C3]/[.C4]))*([.C5]*[.C6]+2*[.C7])*([.C8])))" office:value-type="float" office:value="7.15384321016769" calcext:value-type="float">
            <text:p>7.15384321016769</text:p>
          </table:table-cell>
          <table:table-cell table:style-name="ce2" table:formula="of:=(([.C2]/((1+SQRT([.C3]/[.C4]))*([.C5]*[.C6]+2*[.C7])*([.C8]))))^(1/[.B15])" office:value-type="float" office:value="10.8548762543455" calcext:value-type="float">
            <text:p>10.8548762543455</text:p>
          </table:table-cell>
          <table:table-cell table:style-name="ce2" table:formula="of:=(1/4)*(((1/(SQRT([.C3])))+(1/(SQRT([.C4]))))^2)*([.C5]*[.C6]+2*[.C7])*([.C9]*[.C15]*3)" office:value-type="float" office:value="0.000000000564931692516087" calcext:value-type="float">
            <text:p>5.64931692516087E-10</text:p>
          </table:table-cell>
          <table:table-cell table:style-name="ce2" table:formula="of:=SQRT([.C3]/[.C4])" office:value-type="float" office:value="1.50594061730772" calcext:value-type="float">
            <text:p>1.50594061730772</text:p>
          </table:table-cell>
          <table:table-cell table:style-name="ce2"/>
          <table:table-cell table:style-name="ce1" office:value-type="string" calcext:value-type="string">
            <text:p>Inverter</text:p>
          </table:table-cell>
          <table:table-cell table:style-name="ce2" table:number-columns-repeated="2"/>
          <table:table-cell/>
          <table:table-cell table:formula="of:=([.C2]/[.C8])*([.C9]/(2*[.C3]))" office:value-type="float" office:value="0.0000000177165354330709" calcext:value-type="float">
            <text:p>1.77165354330709E-08</text:p>
          </table:table-cell>
          <table:table-cell table:formula="of:=([.C2]/[.C10])*([.C9]/(2*[.C4]))" office:value-type="float" office:value="0.0000000267857142857143" calcext:value-type="float">
            <text:p>2.67857142857143E-08</text:p>
          </table:table-cell>
          <table:table-cell table:formula="of:=([.K14]+[.L14])/2" office:value-type="float" office:value="0.0000000222511248593926" calcext:value-type="float">
            <text:p>2.22511248593926E-08</text:p>
          </table:table-cell>
        </table:table-row>
        <table:table-row table:style-name="ro1">
          <table:table-cell office:value-type="string" calcext:value-type="string">
            <text:p>rounde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.85" calcext:value-type="float">
            <text:p>10.85</text:p>
          </table:table-cell>
          <table:table-cell table:style-name="ce2" office:value-type="string" calcext:value-type="string">
            <text:p>564ps</text:p>
          </table:table-cell>
          <table:table-cell table:style-name="ce2" office:value-type="float" office:value="1.5" calcext:value-type="float">
            <text:p>1.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formula="of:=[.H15]*1.5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[.H15]*10.85" office:value-type="float" office:value="5425" calcext:value-type="float">
            <text:p>5425</text:p>
          </table:table-cell>
          <table:table-cell table:style-name="ce2" table:formula="of:=[.H16]*1.5" office:value-type="float" office:value="8137.5" calcext:value-type="float">
            <text:p>8137.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[.H16]*10.85" office:value-type="float" office:value="58861.25" calcext:value-type="float">
            <text:p>58861.25</text:p>
          </table:table-cell>
          <table:table-cell table:style-name="ce2" table:formula="of:=[.H17]*1.5" office:value-type="float" office:value="88291.875" calcext:value-type="float">
            <text:p>88291.875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2" table:number-columns-repeated="5"/>
          <table:table-cell table:number-columns-repeated="4"/>
        </table:table-row>
        <table:table-row table:style-name="ro1">
          <table:table-cell table:number-columns-repeated="4"/>
          <table:table-cell table:style-name="ce2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/00/0000</text:date>, <text:time style:data-style-name="N2" text:time-value="20:06:10.6512072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4:58:10.963519171</meta:creation-date>
    <dc:date>2025-06-21T21:02:10.528395571</dc:date>
    <meta:editing-duration>PT1H52M18S</meta:editing-duration>
    <meta:editing-cycles>4</meta:editing-cycles>
    <meta:generator>LibreOffice/24.2.7.2$Linux_X86_64 LibreOffice_project/420$Build-2</meta:generator>
    <meta:document-statistic meta:table-count="1" meta:cell-count="50" meta:object-count="0"/>
  </office:meta>
</office:document-meta>
</file>